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C0000010469D92E61588DF740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35cm" fo:min-width="2.6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.476cm"/>
    </style:style>
    <style:style style:name="gr7" style:family="graphic" style:parent-style-name="standard">
      <style:graphic-properties draw:textarea-horizontal-align="justify" draw:textarea-vertical-align="middle" draw:auto-grow-height="false" fo:min-height="0.499cm" fo:min-width="2.49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NA-subtitle">
      <style:graphic-properties draw:fill-color="#ffffff" fo:min-height="1.091cm"/>
    </style:style>
    <style:style style:name="pr2" style:family="presentation" style:parent-style-name="DNA-subtitle">
      <style:graphic-properties draw:fill-color="#ffffff" fo:min-height="0.7cm"/>
    </style:style>
    <style:style style:name="pr3" style:family="presentation" style:parent-style-name="DNA-subtitle">
      <style:graphic-properties draw:fill-color="#ffffff" fo:min-height="0.723cm"/>
    </style:style>
    <style:style style:name="pr4" style:family="presentation" style:parent-style-name="DNA-subtitle">
      <style:graphic-properties draw:fill-color="#ffffff" fo:min-height="0.59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24pt" style:font-size-complex="24pt"/>
    </style:style>
    <style:style style:name="P3" style:family="paragraph">
      <loext:graphic-properties draw:fill-color="#ffffff"/>
      <style:text-properties fo:color="#0066b3" fo:font-size="13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color="#000000" fo:font-size="13pt" style:font-size-asian="24pt" style:font-size-complex="24pt"/>
    </style:style>
    <style:style style:name="P8" style:family="paragraph">
      <loext:graphic-properties draw:fill-color="#ffffff"/>
      <style:text-properties fo:font-size="13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font-size="13pt" style:font-size-asian="24pt" style:font-size-complex="24pt"/>
    </style:style>
    <style:style style:name="T2" style:family="text">
      <style:text-properties fo:color="#0066b3" fo:font-size="13pt" style:font-size-asian="24pt" style:font-size-complex="24pt"/>
    </style:style>
    <style:style style:name="T3" style:family="text">
      <style:text-properties fo:font-size="12pt" style:font-size-asian="24pt" style:font-size-complex="24pt"/>
    </style:style>
    <style:style style:name="T4" style:family="text">
      <style:text-properties fo:color="#000000" fo:font-size="13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2" xml:id="id1" draw:id="id1" draw:layer="layout" svg:width="3.145cm" svg:height="0.785cm" svg:x="3.555cm" svg:y="1.804cm">
          <text:p text:style-name="P1"><text:span text:style-name="T1">ckt</text:span><text:span text:style-name="T1">im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.647cm" svg:height="1.091cm" svg:x="7.975cm" svg:y="1.434cm">
          <draw:text-box>
            <text:p><text:span text:style-name="T2">eckt</text:span><text:span text:style-name="T2">ime</text:span><text:span text:style-name="T2">r</text:span></text:p>
          </draw:text-box>
        </draw:frame>
        <draw:line draw:style-name="gr2" draw:text-style-name="P4" draw:layer="layout" svg:x1="7.779cm" svg:y1="2.028cm" svg:x2="6.731cm" svg:y2="2.028cm">
          <text:p/>
        </draw:line>
        <draw:connector draw:style-name="gr3" draw:text-style-name="P5" draw:layer="layout" draw:type="line" svg:x1="5.127cm" svg:y1="2.589cm" svg:x2="5.131cm" svg:y2="3.718cm" draw:start-shape="id1" draw:start-glue-point="2" svg:d="M5127 2589l4 1129" svg:viewBox="0 0 5 1130">
          <text:p/>
        </draw:connector>
        <draw:frame presentation:style-name="pr2" draw:text-style-name="P3" draw:layer="layout" svg:width="2.447cm" svg:height="0.7cm" svg:x="7.7cm" svg:y="2cm">
          <draw:text-box>
            <text:p><text:span text:style-name="T2">rstc</text:span><text:span text:style-name="T2">kti</text:span><text:span text:style-name="T2">me</text:span><text:span text:style-name="T2">r</text:span></text:p>
          </draw:text-box>
        </draw:frame>
        <draw:line draw:style-name="gr2" draw:text-style-name="P4" draw:layer="layout" svg:x1="7.779cm" svg:y1="2.403cm" svg:x2="6.731cm" svg:y2="2.403cm">
          <text:p/>
        </draw:line>
        <draw:frame draw:style-name="gr4" draw:text-style-name="P4" draw:layer="layout" svg:width="6.28cm" svg:height="4.691cm" svg:x="18cm" svg:y="8.6cm">
          <draw:image xlink:href="Pictures/100002010000015C0000010469D92E61588DF740.png" xlink:type="simple" xlink:show="embed" xlink:actuate="onLoad">
            <text:p/>
          </draw:image>
        </draw:frame>
        <draw:line draw:style-name="gr5" draw:text-style-name="P4" draw:layer="layout" svg:x1="21.376cm" svg:y1="2.977cm" svg:x2="21.776cm" svg:y2="2.977cm">
          <text:p/>
        </draw:line>
        <draw:frame draw:style-name="gr6" draw:text-style-name="P6" draw:layer="layout" svg:width="0.739cm" svg:height="0.726cm" svg:x="21.517cm" svg:y="2.616cm">
          <draw:text-box>
            <text:p><text:span text:style-name="T3">3</text:span></text:p>
          </draw:text-box>
        </draw:frame>
        <draw:line draw:style-name="gr2" draw:text-style-name="P4" draw:layer="layout" svg:x1="21.574cm" svg:y1="2.553cm" svg:x2="21.562cm" svg:y2="3.753cm">
          <text:p/>
        </draw:line>
        <draw:custom-shape draw:style-name="gr7" draw:text-style-name="P2" draw:layer="layout" svg:width="2.995cm" svg:height="0.749cm" svg:x="19.976cm" svg:y="3.728cm">
          <text:p text:style-name="P1"><text:span text:style-name="T1">NS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1.364cm" svg:y1="4.965cm" svg:x2="21.764cm" svg:y2="4.965cm">
          <text:p/>
        </draw:line>
        <draw:frame draw:style-name="gr6" draw:text-style-name="P6" draw:layer="layout" svg:width="0.739cm" svg:height="0.726cm" svg:x="21.505cm" svg:y="4.604cm">
          <draw:text-box>
            <text:p><text:span text:style-name="T3">3</text:span></text:p>
          </draw:text-box>
        </draw:frame>
        <draw:line draw:style-name="gr2" draw:text-style-name="P4" draw:layer="layout" svg:x1="21.562cm" svg:y1="4.541cm" svg:x2="21.55cm" svg:y2="5.741cm">
          <text:p/>
        </draw:line>
        <draw:line draw:style-name="gr2" draw:text-style-name="P4" draw:layer="layout" svg:x1="24.039cm" svg:y1="4.05cm" svg:x2="22.991cm" svg:y2="4.05cm">
          <text:p/>
        </draw:line>
        <draw:frame presentation:style-name="pr1" draw:text-style-name="P3" draw:layer="layout" svg:width="1.562cm" svg:height="1.091cm" svg:x="23.839cm" svg:y="3.478cm">
          <draw:text-box>
            <text:p><text:span text:style-name="T2">e</text:span><text:span text:style-name="T2">N</text:span><text:span text:style-name="T2">S</text:span></text:p>
          </draw:text-box>
        </draw:frame>
        <draw:custom-shape draw:style-name="gr8" draw:text-style-name="P1" draw:layer="layout" svg:width="0.223cm" svg:height="0.269cm" draw:transform="skewX (0.0148352986419518) rotate (2.45148946735124) translate (19.959cm 4.26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4" draw:layer="layout" svg:x1="18.911cm" svg:y1="4.076cm" svg:x2="19.959cm" svg:y2="4.076cm">
          <text:p/>
        </draw:line>
        <draw:frame presentation:style-name="pr3" draw:text-style-name="P7" draw:layer="layout" svg:width="1.198cm" svg:height="0.723cm" svg:x="17.788cm" svg:y="3.653cm">
          <draw:text-box>
            <text:p><text:span text:style-name="T4">c</text:span><text:span text:style-name="T4">l</text:span><text:span text:style-name="T4">o</text:span><text:span text:style-name="T4">c</text:span><text:span text:style-name="T4">k</text:span></text:p>
          </draw:text-box>
        </draw:frame>
        <draw:line draw:style-name="gr5" draw:text-style-name="P4" draw:layer="layout" svg:x1="6.377cm" svg:y1="12.036cm" svg:x2="6.777cm" svg:y2="12.036cm">
          <text:p/>
        </draw:line>
        <draw:frame draw:style-name="gr6" draw:text-style-name="P6" draw:layer="layout" svg:width="0.739cm" svg:height="0.726cm" svg:x="6.518cm" svg:y="11.675cm">
          <draw:text-box>
            <text:p><text:span text:style-name="T3">3</text:span></text:p>
          </draw:text-box>
        </draw:frame>
        <draw:line draw:style-name="gr2" draw:text-style-name="P4" draw:layer="layout" svg:x1="6.575cm" svg:y1="11.612cm" svg:x2="6.563cm" svg:y2="12.812cm">
          <text:p/>
        </draw:line>
        <draw:custom-shape draw:style-name="gr7" draw:text-style-name="P2" draw:layer="layout" svg:width="2.995cm" svg:height="0.749cm" svg:x="4.977cm" svg:y="12.787cm">
          <text:p text:style-name="P1"><text:span text:style-name="T1">EW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65cm" svg:y1="14.024cm" svg:x2="6.765cm" svg:y2="14.024cm">
          <text:p/>
        </draw:line>
        <draw:frame draw:style-name="gr6" draw:text-style-name="P6" draw:layer="layout" svg:width="0.739cm" svg:height="0.726cm" svg:x="6.506cm" svg:y="13.663cm">
          <draw:text-box>
            <text:p><text:span text:style-name="T3">3</text:span></text:p>
          </draw:text-box>
        </draw:frame>
        <draw:line draw:style-name="gr2" draw:text-style-name="P4" draw:layer="layout" svg:x1="6.563cm" svg:y1="13.6cm" svg:x2="6.551cm" svg:y2="14.8cm">
          <text:p/>
        </draw:line>
        <draw:line draw:style-name="gr2" draw:text-style-name="P4" draw:layer="layout" svg:x1="9.04cm" svg:y1="13.109cm" svg:x2="7.992cm" svg:y2="13.109cm">
          <text:p/>
        </draw:line>
        <draw:frame presentation:style-name="pr1" draw:text-style-name="P3" draw:layer="layout" svg:width="1.562cm" svg:height="1.091cm" svg:x="8.84cm" svg:y="12.537cm">
          <draw:text-box>
            <text:p><text:span text:style-name="T2">eE</text:span><text:span text:style-name="T2">W</text:span></text:p>
          </draw:text-box>
        </draw:frame>
        <draw:custom-shape draw:style-name="gr8" draw:text-style-name="P1" draw:layer="layout" svg:width="0.223cm" svg:height="0.269cm" draw:transform="skewX (0.0148352986419518) rotate (2.45148946735124) translate (4.96cm 13.32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4" draw:layer="layout" svg:x1="3.912cm" svg:y1="13.135cm" svg:x2="4.96cm" svg:y2="13.135cm">
          <text:p/>
        </draw:line>
        <draw:frame presentation:style-name="pr3" draw:text-style-name="P7" draw:layer="layout" svg:width="1.198cm" svg:height="0.723cm" svg:x="2.789cm" svg:y="12.712cm">
          <draw:text-box>
            <text:p><text:span text:style-name="T4">clock</text:span></text:p>
          </draw:text-box>
        </draw:frame>
        <draw:connector draw:style-name="gr3" draw:text-style-name="P5" draw:layer="layout" draw:type="line" svg:x1="5.128cm" svg:y1="0.677cm" svg:x2="5.132cm" svg:y2="1.806cm" svg:d="M5128 677l4 1129" svg:viewBox="0 0 5 1130">
          <text:p/>
        </draw:connector>
        <draw:frame presentation:style-name="pr4" draw:text-style-name="P8" draw:layer="layout" svg:width="0.749cm" svg:height="0.599cm" svg:x="5.225cm" svg:y="0.801cm">
          <draw:text-box>
            <text:p><text:span text:style-name="T1">26</text:span></text:p>
          </draw:text-box>
        </draw:frame>
        <draw:line draw:style-name="gr5" draw:text-style-name="P4" draw:layer="layout" svg:x1="5cm" svg:y1="1.1cm" svg:x2="5.3cm" svg:y2="1.1cm">
          <text:p/>
        </draw:line>
        <draw:frame presentation:style-name="pr4" draw:text-style-name="P8" draw:layer="layout" svg:width="0.749cm" svg:height="0.599cm" svg:x="5.213cm" svg:y="2.602cm">
          <draw:text-box>
            <text:p><text:span text:style-name="T1">26</text:span></text:p>
          </draw:text-box>
        </draw:frame>
        <draw:line draw:style-name="gr5" draw:text-style-name="P4" draw:layer="layout" svg:x1="4.988cm" svg:y1="2.901cm" svg:x2="5.288cm" svg:y2="2.901cm">
          <text:p/>
        </draw:line>
        <draw:custom-shape draw:style-name="gr8" draw:text-style-name="P1" draw:layer="layout" svg:width="0.223cm" svg:height="0.269cm" draw:transform="skewX (0.0148352986419518) rotate (2.45148946735124) translate (3.573cm 2.36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4" draw:layer="layout" svg:x1="2.525cm" svg:y1="2.177cm" svg:x2="3.573cm" svg:y2="2.177cm">
          <text:p/>
        </draw:line>
        <draw:frame presentation:style-name="pr3" draw:text-style-name="P7" draw:layer="layout" svg:width="1.198cm" svg:height="0.723cm" svg:x="1.402cm" svg:y="1.754cm">
          <draw:text-box>
            <text:p><text:span text:style-name="T4">c</text:span><text:span text:style-name="T4">l</text:span><text:span text:style-name="T4">o</text:span><text:span text:style-name="T4">c</text:span><text:span text:style-name="T4">k</text:span></text:p>
          </draw:text-box>
        </draw:frame>
        <presentation:notes draw:style-name="dp2">
          <draw:page-thumbnail draw:style-name="gr9" draw:layer="layout" svg:width="17cm" svg:height="9.56cm" svg:x="2cm" svg:y="2.5cm" draw:page-number="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solid" draw:fill-color="#ffffff"/>
      <style:text-properties style:letter-kerning="true"/>
    </style:style>
    <style:style style:name="DNA-backgroundobjects" style:family="presentation">
      <style:graphic-properties draw:stroke="none" draw:fill="solid"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H42M20S</meta:editing-duration>
    <meta:editing-cycles>31</meta:editing-cycles>
    <meta:generator>LibreOffice/6.0.6.2$Linux_X86_64 LibreOffice_project/00m0$Build-2</meta:generator>
    <dc:title>DNA</dc:title>
    <dc:date>2018-10-08T20:35:37.735657489</dc:date>
    <meta:document-statistic meta:object-count="63"/>
  </office:meta>
</office:document-meta>
</file>